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Code" svg:font-family="'Google Sans Code'"/>
    <style:font-face style:name="Google Sans Text" svg:font-family="'Google Sans Text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letter-spacing="normal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letter-spacing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7c7c7" loext:opacity="100%" style:font-name="Google Sans Text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7c7c7" loext:opacity="100%" style:font-name="Google Sans Text" fo:font-size="10.5pt" fo:letter-spacing="normal" fo:font-style="normal" fo:font-weight="normal" officeooo:paragraph-rsid="0011a977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7c7c7" loext:opacity="100%" style:font-name="Google Sans Text" fo:font-size="10.5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7c7c7" loext:opacity="100%" style:font-name="Google Sans Text" fo:font-size="10.5pt" fo:letter-spacing="normal" fo:font-style="normal" fo:font-weight="normal"/>
    </style:style>
    <style:style style:name="P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7c7c7" loext:opacity="100%" style:font-name="Google Sans Text" fo:font-size="10.5pt" fo:letter-spacing="normal" fo:font-style="normal" fo:font-weight="normal"/>
    </style:style>
    <style:style style:name="P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7c7c7" loext:opacity="100%" style:font-name="Google Sans Text" fo:font-size="10.5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7c7c7" loext:opacity="100%" style:font-name="Google Sans Text" fo:font-size="10.5pt" fo:letter-spacing="normal" fo:font-style="normal" fo:font-weight="bold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7c7c7" loext:opacity="100%" style:font-name="Google Sans Text" fo:font-size="10.5pt" fo:letter-spacing="normal" fo:font-style="normal" fo:font-weight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etter-spacing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etter-spacing="normal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c7c7c7" loext:opacity="100%" style:font-name="Google Sans Text" fo:font-size="10.5pt" fo:letter-spacing="normal" fo:font-style="normal" fo:font-weight="bold"/>
    </style:style>
    <style:style style:name="T3" style:family="text">
      <style:text-properties fo:font-variant="normal" fo:text-transform="none" fo:color="#c7c7c7" loext:opacity="100%" style:font-name="Google Sans Text" fo:font-size="10.5pt" fo:letter-spacing="normal" fo:font-style="normal" fo:font-weight="normal"/>
    </style:style>
    <style:style style:name="T4" style:family="text">
      <style:text-properties fo:font-variant="normal" fo:text-transform="none" fo:color="#c7c7c7" loext:opacity="100%" style:font-name="Google Sans Code" fo:font-size="10.5pt" fo:letter-spacing="normal" fo:font-style="normal" fo:font-weight="bold"/>
    </style:style>
    <style:style style:name="T5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detalle del <text:span text:style-name="T1">Tema 1: Mentalidad y Diseño Estratégico</text:span> está estructurado para que puedas impartirlo con un equilibrio entre teoría profunda y aplicación práctica, basándote en la filosofía de situar el conocimiento del negocio en el centro del proceso de desarrollo.</text:p>
      <text:p text:style-name="P1"/>
      <text:p text:style-name="P1">1. El cambio de mentalidad: De CRUD a DDD</text:p>
      <text:p text:style-name="P2">El primer paso para el estudiante es entender que el software no es un fin en sí mismo, sino una herramienta para gestionar procesos de negocio complejos.</text:p>
      <text:list text:style-name="L1">
        <text:list-item>
          <text:p text:style-name="P3"><text:span text:style-name="T1">El Espacio del Problema vs. la Solución:</text:span> La programación tradicional suele saltar directamente a la implementación (espacio de la solución). DDD exige primero un análisis profundo del negocio (espacio del problema) antes de proponer cualquier arquitectura.</text:p>
        </text:list-item>
        <text:list-item>
          <text:p text:style-name="P3"><text:span text:style-name="T1">Abandono del modelo anémico:</text:span> El patrón CRUD (Create, Read, Update, Delete) suele generar objetos que son simples "bolsas de datos" con getters y setters, donde la lógica está dispersa en servicios o controladores. DDD propone un <text:span text:style-name="T1">"Modelo Rico"</text:span>, donde las entidades encapsulan el comportamiento y protegen sus propias reglas de negocio.</text:p>
        </text:list-item>
        <text:list-item>
          <text:p text:style-name="P3"><text:span text:style-name="T1">Gestión de la complejidad:</text:span> DDD no se recomienda para aplicaciones simples. Su valor aparece cuando el negocio es complejo, ayudando a evitar que el software se convierta en un <text:span text:style-name="T1">"Gran Balón de Lodo"</text:span> (Big Ball of Mud), un estado donde las dependencias son tan enredadas que cualquier cambio produce efectos colaterales impredecibles.</text:p>
          <text:p text:style-name="P4"/>
        </text:list-item>
      </text:list>
      <text:p text:style-name="P11">2. El Lenguaje Ubicuo (Ubiquitous Language)</text:p>
      <text:p text:style-name="P12">Es la base de la comunicación socio-técnica y el núcleo de DDD.</text:p>
      <text:list text:style-name="L2">
        <text:list-item>
          <text:p text:style-name="P5"><text:span text:style-name="T1">Definición:</text:span> No es un glosario técnico, sino un <text:span text:style-name="T1">vocabulario compartido</text:span> que deben usar rigurosamente expertos del dominio y desarrolladores en reuniones, documentación y, fundamentalmente, en el <text:span text:style-name="T1">código fuente</text:span>.</text:p>
        </text:list-item>
        <text:list-item>
          <text:p text:style-name="P13"><text:span text:style-name="T2">Impacto en el código:</text:span><text:span text:style-name="T3"> Si el experto de negocio habla de "Factura de Compra", en el código debe existir una clase llamada </text:span><text:span text:style-name="Source_20_Text"><text:span text:style-name="T4">FacturaCompra</text:span></text:span><text:span text:style-name="T3">, no </text:span><text:span text:style-name="Source_20_Text"><text:span text:style-name="T4">OrderEntity</text:span></text:span><text:span text:style-name="T3">. Esto reduce la carga cognitiva y elimina errores semánticos.</text:span></text:p>
        </text:list-item>
        <text:list-item>
          <text:p text:style-name="P5"><text:span text:style-name="T1">Alineación continua:</text:span> Este lenguaje asegura que el modelo mental de todos los interesados esté alineado, permitiendo que el software evolucione al ritmo del negocio.</text:p>
        </text:list-item>
      </text:list>
      <text:p text:style-name="P11">3. Contextos Acotados (Bounded Contexts)</text:p>
      <text:p text:style-name="P12">En sistemas de gran escala, un único modelo de datos unificado es insostenible y contradictorio.</text:p>
      <text:list text:style-name="L3">
        <text:list-item>
          <text:p text:style-name="P6"><text:span text:style-name="T1">Definición:</text:span> Es el límite lógico dentro del cual un modelo de dominio y su lenguaje son consistentes y válidos.</text:p>
        </text:list-item>
        <text:list-item>
          <text:p text:style-name="P6"><text:span text:style-name="T1">Gestión de la polisemia:</text:span> Un mismo término puede significar cosas distintas según el contexto. Por ejemplo, en un sistema de e-commerce, <text:span text:style-name="T1">"Producto"</text:span> en el contexto de <text:span text:style-name="T5">Catálogo</text:span> tiene descripciones e imágenes; en <text:span text:style-name="T5">Inventario</text:span> se reduce a un SKU y cantidad; y en <text:span text:style-name="T5">Envíos</text:span> importa su peso y dimensiones.</text:p>
        </text:list-item>
        <text:list-item>
          <text:p text:style-name="P6"><text:span text:style-name="T1">Segregación de responsabilidades:</text:span> Dividir el sistema en estos contextos evita los "objetos Dios" (clases gigantescas que intentan hacerlo todo) y permite que diferentes equipos trabajen con modelos especializados sin fricción.</text:p>
        </text:list-item>
      </text:list>
      <text:p text:style-name="P11">4. Mapa de Contextos (Context Mapping)</text:p>
      <text:p text:style-name="P12"><text:soft-page-break/>Una vez identificados los límites, es vital definir cómo se comunican estos contextos.</text:p>
      <text:list text:style-name="L4">
        <text:list-item>
          <text:p text:style-name="P7"><text:span text:style-name="T1">Relaciones Upstream (U) y Downstream (D):</text:span> El equipo <text:span text:style-name="T5">Upstream</text:span> es aquel cuyas decisiones afectan al <text:span text:style-name="T5">Downstream</text:span>, pero no necesariamente al revés.</text:p>
        </text:list-item>
        <text:list-item>
          <text:p text:style-name="P9">Patrones de integración clave:</text:p>
          <text:list>
            <text:list-item>
              <text:p text:style-name="P7"><text:span text:style-name="T1">Anti-Corruption Layer (ACL):</text:span> Una capa de traducción que evita que un modelo externo "contamine" el dominio propio. Es ideal para integrar sistemas legados.</text:p>
            </text:list-item>
            <text:list-item>
              <text:p text:style-name="P7"><text:span text:style-name="T1">Conformist:</text:span> El equipo <text:span text:style-name="T5">Downstream</text:span> acepta ciegamente el modelo del <text:span text:style-name="T5">Upstream</text:span> por falta de recursos o conveniencia.</text:p>
            </text:list-item>
            <text:list-item>
              <text:p text:style-name="P7"><text:span text:style-name="T1">Shared Kernel:</text:span> Dos contextos comparten una pequeña parte del modelo (código o DB). Requiere mucha coordinación y puede ser peligroso si no se gestiona bien.</text:p>
            </text:list-item>
            <text:list-item>
              <text:p text:style-name="P7"><text:span text:style-name="T1">Open Host Service (OHS):</text:span> El contexto ofrece una API pública estandarizada para múltiples consumidores.</text:p>
            </text:list-item>
          </text:list>
        </text:list-item>
      </text:list>
      <text:p text:style-name="P11">5. Descubrimiento Colaborativo: Event Storming</text:p>
      <text:p text:style-name="P12">Para identificar estos límites y procesos, se utiliza el <text:span text:style-name="T1">Event Storming</text:span>, un taller dinámico que utiliza notas adhesivas de colores en una línea de tiempo.</text:p>
      <text:list text:style-name="L5">
        <text:list-item>
          <text:p text:style-name="P10">Elementos básicos (por colores):</text:p>
          <text:list>
            <text:list-item>
              <text:p text:style-name="P8"><text:span text:style-name="T1">Naranja (Eventos de Dominio):</text:span> Hechos significativos que ya ocurrieron en el negocio, escritos en pasado (ej. "PedidoConfirmado").</text:p>
            </text:list-item>
            <text:list-item>
              <text:p text:style-name="P8"><text:span text:style-name="T1">Azul (Comandos):</text:span> Acciones que provocan esos eventos (ej. "Confirmar Pedido").</text:p>
            </text:list-item>
            <text:list-item>
              <text:p text:style-name="P8"><text:span text:style-name="T1">Amarillo (Actores/Roles):</text:span> Personas o sistemas que inician los comandos.</text:p>
            </text:list-item>
            <text:list-item>
              <text:p text:style-name="P8"><text:span text:style-name="T1">Morado/Lila (Políticas):</text:span> Reglas reactivas ("Siempre que ocurra X, entonces haz Y").</text:p>
            </text:list-item>
            <text:list-item>
              <text:p text:style-name="P8"><text:span text:style-name="T1">Ocre/Amarillo grande (Agregados):</text:span> Grupos de objetos que mantienen la consistencia.</text:p>
            </text:list-item>
          </text:list>
        </text:list-item>
        <text:list-item>
          <text:p text:style-name="P8"><text:span text:style-name="T1">Propósito:</text:span> No solo ayuda a modelar software, sino que revela inconsistencias en los procesos de negocio que ni siquiera los expertos habían notado.</text:p>
        </text:list-item>
      </text:list>
      <text:p text:style-name="P11"><text:span text:style-name="T1">Consejo para el docente:</text:span> Enfatice que DDD es una <text:span text:style-name="T1">filosofía de diseño estratégica</text:span>, no solo un conjunto de patrones tácticos. El éxito del proyecto depende más de entender el negocio y sus límites que de la tecnología utilizad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Code" svg:font-family="'Google Sans Code'"/>
    <style:font-face style:name="Google Sans Text" svg:font-family="'Google Sans Text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2" meta:paragraph-count="35" meta:word-count="734" meta:character-count="4727" meta:non-whitespace-character-count="4050"/>
  </office:meta>
</office:document-meta>
</file>